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normal" officeooo:rsid="0013fc15" officeooo:paragraph-rsid="000378db" style:font-weight-asian="normal" style:font-weight-complex="normal"/>
    </style:style>
    <style:style style:name="P2" style:family="paragraph" style:parent-style-name="Standard">
      <style:text-properties style:font-name="Courier New" fo:font-weight="bold" officeooo:rsid="0013fc15" officeooo:paragraph-rsid="000378db" style:font-weight-asian="bold" style:font-weight-complex="bold"/>
    </style:style>
    <style:style style:name="T1" style:family="text">
      <style:text-properties officeooo:rsid="000378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1:</text:p>
      <text:p text:style-name="P2"/>
      <text:p text:style-name="P2">Aim:</text:p>
      <text:p text:style-name="P1">To <text:span text:style-name="T1">design an XML document that stores information about patients in a hospital. Information about parents must include their name ( in three parts), Social Security Number, age, room number, primary insurance company – includeing member identification number, group number, phone number, and address – seconary insurance company (wit same parts as the primary insurance company has), known medical problems, and known drug allergies. Both attributes and nested tags ust be included. Make up a sample data for atleast four patients.</text:span></text:p>
      <text:p text:style-name="P1"/>
      <text:p text:style-name="P1"/>
      <text:p text:style-name="P1"/>
      <text:p text:style-name="P1"/>
      <text:p text:style-name="P2">Result:</text:p>
      <text:p text:style-name="P1">Thus the program is executed and output is obtained.</text:p>
      <text:p text:style-name="P1"/>
      <text:p text:style-name="P1"/>
      <text:p text:style-name="P2">PROGRAM <text:span text:style-name="T1">2</text:span>:</text:p>
      <text:p text:style-name="P2"/>
      <text:p text:style-name="P2">Aim:</text:p>
      <text:p text:style-name="P1">To <text:span text:style-name="T1">write a DTD for the ocument described in Program 1, but with the following restrictions: name, Social Security number, age , room number, and primary insurance company are required. All the other elements are optional, as are middle names.</text:span></text:p>
      <text:p text:style-name="P1"/>
      <text:p text:style-name="P1"/>
      <text:p text:style-name="P1"/>
      <text:p text:style-name="P1"/>
      <text:p text:style-name="P2">Result:</text:p>
      <text:p text:style-name="P1">Thus the program is executed and output is obtained.</text:p>
      <text:p text:style-name="P1"/>
      <text:p text:style-name="P1"/>
      <text:p text:style-name="P2">PROGRAM <text:span text:style-name="T1">3</text:span>:</text:p>
      <text:p text:style-name="P2"/>
      <text:p text:style-name="P2">Aim:</text:p>
      <text:p text:style-name="P1">To create a <text:span text:style-name="T1">CSS style sheet for the XML document of program 1 and use it to create a display of thet document.</text:span></text:p>
      <text:p text:style-name="P1"/>
      <text:p text:style-name="P1"/>
      <text:p text:style-name="P1"/>
      <text:p text:style-name="P1"/>
      <text:p text:style-name="P2">Result:</text:p>
      <text:p text:style-name="P1">Thus the program is executed and output is obtained.</text:p>
      <text:p text:style-name="P1"/>
      <text:p text:style-name="P1"/>
      <text:p text:style-name="P2">PROGRAM <text:span text:style-name="T1">4</text:span>:</text:p>
      <text:p text:style-name="P2"/>
      <text:p text:style-name="P2">Aim:</text:p>
      <text:p text:style-name="P1"><text:soft-page-break/>To create a<text:span text:style-name="T1">n</text:span> <text:span text:style-name="T1">XSLT sylesheet for one patient element of the XML document of program 1 and use it to create a display of that element.</text:span></text:p>
      <text:p text:style-name="P1"/>
      <text:p text:style-name="P1"/>
      <text:p text:style-name="P1"/>
      <text:p text:style-name="P1"/>
      <text:p text:style-name="P2">Result:</text:p>
      <text:p text:style-name="P1">Thus the program is executed and output is obtained.</text:p>
      <text:p text:style-name="P1"/>
      <text:p text:style-name="P1"/>
      <text:p text:style-name="P2">PROGRAM <text:span text:style-name="T1">5</text:span>:</text:p>
      <text:p text:style-name="P2"/>
      <text:p text:style-name="P2">Aim:</text:p>
      <text:p text:style-name="P1">To <text:span text:style-name="T1">modify the XSLT stylesheet of Program 4 so that it formats all the patient elements in the XML document of Program 1 abd use the sylesheet to create a display of the whole document.</text:span></text:p>
      <text:p text:style-name="P1"/>
      <text:p text:style-name="P1"/>
      <text:p text:style-name="P1"/>
      <text:p text:style-name="P1"/>
      <text:p text:style-name="P2">Result:</text:p>
      <text:p text:style-name="P1">Thus the program is executed and output is obtain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1:32:56.665004506</meta:creation-date>
    <meta:generator>LibreOffice/6.0.7.3$Linux_X86_64 LibreOffice_project/00m0$Build-3</meta:generator>
    <dc:date>2019-02-23T11:43:14.800883987</dc:date>
    <meta:editing-duration>PT10M19S</meta:editing-duration>
    <meta:editing-cycles>1</meta:editing-cycles>
    <meta:document-statistic meta:table-count="0" meta:image-count="0" meta:object-count="0" meta:page-count="2" meta:paragraph-count="25" meta:word-count="268" meta:character-count="1564" meta:non-whitespace-character-count="1319"/>
  </office:meta>
</office:document-meta>
</file>